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2caf0d" fo:background-color="#ffffff"/>
    </style:style>
    <style:style style:name="P8" style:family="paragraph" style:parent-style-name="Table_20_Contents">
      <style:text-properties officeooo:rsid="003c9d6c" officeooo:paragraph-rsid="002caf0d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2caf0d"/>
    </style:style>
    <style:style style:name="P10" style:family="paragraph" style:parent-style-name="Table_20_Contents">
      <style:paragraph-properties fo:text-align="start" style:justify-single-word="false"/>
      <style:text-properties officeooo:paragraph-rsid="002e5fe5"/>
    </style:style>
    <style:style style:name="P11" style:family="paragraph" style:parent-style-name="Table_20_Contents">
      <style:paragraph-properties fo:text-align="center" style:justify-single-word="false"/>
      <style:text-properties officeooo:paragraph-rsid="002caf0d"/>
    </style:style>
    <style:style style:name="P12" style:family="paragraph" style:parent-style-name="Table_20_Contents">
      <style:text-properties officeooo:rsid="003c9d6c" officeooo:paragraph-rsid="002caf0d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fo:font-size="12pt" officeooo:paragraph-rsid="002caf0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caf0d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FreeMono" fo:font-size="9pt" style:font-size-asian="9pt" style:font-size-complex="9pt"/>
    </style:style>
    <style:style style:name="P17" style:family="paragraph" style:parent-style-name="Table_20_Contents">
      <style:text-properties officeooo:paragraph-rsid="002caf0d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officeooo:paragraph-rsid="002caf0d"/>
    </style:style>
    <style:style style:name="P21" style:family="paragraph" style:parent-style-name="Normal">
      <style:paragraph-properties fo:text-align="center" style:justify-single-word="false" fo:break-before="page"/>
      <style:text-properties fo:font-size="12pt" officeooo:paragraph-rsid="002caf0d"/>
    </style:style>
    <style:style style:name="P2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caf0d"/>
    </style:style>
    <style:style style:name="P23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caf0d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caf0d"/>
    </style:style>
    <style:style style:name="P25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Liberation Serif1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2caf0d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caf0d"/>
    </style:style>
    <style:style style:name="P29" style:family="paragraph" style:parent-style-name="Table_20_Contents">
      <style:text-properties officeooo:paragraph-rsid="002fb409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1484a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0ff4"/>
    </style:style>
    <style:style style:name="T13" style:family="text">
      <style:text-properties fo:color="#000000" officeooo:rsid="002caf0d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0fe26bd"/>
    </style:style>
    <style:style style:name="T24" style:family="text">
      <style:text-properties officeooo:rsid="010c2cfe"/>
    </style:style>
    <style:style style:name="T25" style:family="text">
      <style:text-properties officeooo:rsid="0059ec4d"/>
    </style:style>
    <style:style style:name="T26" style:family="text">
      <style:text-properties fo:color="#ffffff" fo:background-color="#666666" loext:char-shading-value="0"/>
    </style:style>
    <style:style style:name="T27" style:family="text">
      <style:text-properties fo:color="#ffffff" officeooo:rsid="003bce78" fo:background-color="#666666" loext:char-shading-value="0"/>
    </style:style>
    <style:style style:name="T28" style:family="text">
      <style:text-properties fo:color="#ffffff" fo:font-weight="bold" fo:background-color="#666666" loext:char-shading-value="0" style:font-weight-asian="bold" style:font-weight-complex="bold"/>
    </style:style>
    <style:style style:name="T29" style:family="text">
      <style:text-properties officeooo:rsid="002ae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6">C<text:span text:style-name="T23">ertidão De Inscrição</text:span></text:p>
      <text:p text:style-name="P6"/>
      <text:p text:style-name="P24"><text:text-input text:description="${documentSignature.responsibleName}">${documentSignature.responsibleName}</text:text-input><text:span text:style-name="T15">, </text:span><text:span text:style-name="T15"><text:text-input text:description="${lang.pt(documentSignature.responsibleFunction)}">${lang.pt(documentSignature.responsibleFunction)}</text:text-input></text:span><text:span text:style-name="T15"> da </text:span><text:span text:style-name="T11">Faculdade de </text:span><text:span text:style-name="T12">Farmácia</text:span><text:span text:style-name="T11"> da Universidade de Lisboa,</text:span></text:p>
      <text:p text:style-name="P23"><text:span text:style-name="T15">Certifica, em face dos registos existentes nesta Faculdade, que </text:span><text:span text:style-name="T15"><text:text-input text:description="${person.name}">${person.name}</text:text-input></text:span><text:span text:style-name="T15">, </text:span><text:span text:style-name="T15"><text:text-input text:description="[#if person.female]">[#if person.female]</text:text-input></text:span><text:span text:style-name="T15">aluna</text:span><text:span text:style-name="T15"><text:text-input text:description="[#elseif person.male]">[#elseif person.male]</text:text-input></text:span><text:span text:style-name="T15">aluno</text:span><text:span text:style-name="T15"><text:text-input text:description="[/#if]">[/#if]</text:text-input></text:span><text:span text:style-name="T15">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${person.nameOfMother}">${person.nameOfMother}</text:text-input></text:span><text:span text:style-name="T15">, está </text:span><text:span text:style-name="T15"><text:text-input text:description="[#if person.female]">[#if person.female]</text:text-input></text:span><text:span text:style-name="T15">inscrita</text:span><text:span text:style-name="T15"><text:text-input text:description="[#elseif person.male]">[#elseif person.male]</text:text-input></text:span><text:span text:style-name="T15">inscrito</text:span><text:span text:style-name="T15"><text:text-input text:description="[/#if]">[/#if]</text:text-input></text:span><text:span text:style-name="T15"> no</text:span><text:span text:style-name="T18"> </text:span><text:text-input text:description="${curriculumInformation.curricularYear}">${curriculumInformation.curricularYear}</text:text-input><text:span text:style-name="T18">.º Ano, </text:span><text:span text:style-name="T15">no Curso de </text:span><text:span text:style-name="T15"><text:text-input text:description="${lang.pt(curricularPlanInformation.degreePresentationName)}">${lang.pt(curricularPlanInformation.degreePresentationName)}</text:text-input></text:span><text:span text:style-name="T15">, </text:span><text:span text:style-name="T18">no ano letivo de </text:span><text:text-input text:description="${executionYearName}">${executionYearName}</text:text-input><text:text-input text:description="[#if serviceRequest.detailed]">[#if serviceRequest.detailed]</text:text-input><text:span text:style-name="T15">, na(s) seguinte(s) unidade(s) curricular(es):</text:span><text:text-input text:description="[#if !serviceRequest.detailed]">[#elseif !serviceRequest.detailed]</text:text-input><text:span text:style-name="T15">.</text:span><text:text-input text:description="[/#if]">[/#if]</text:text-input></text:p>
      <text:p text:style-name="P8"/>
      <text:p text:style-name="P1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Unidade(s) Curricular(es)</text:p>
          </table:table-cell>
          <table:table-cell table:style-name="Table1.A1" office:value-type="string">
            <text:p text:style-name="P18">Semestre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2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1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26"><text:s text:c="2"/>Total UCs: </text:span><text:span text:style-name="T28"><text:text-input text:description="${totalNormalEnrolments}">${totalNormalEnrolments}</text:text-input></text:span><text:span text:style-name="T26"> <text:s/></text:span><text:s text:c="8"/><text:span text:style-name="T26"><text:s text:c="2"/></text:span><text:span text:style-name="T27">T</text:span><text:span text:style-name="T26">otal ECTS: </text:span><text:span text:style-name="T28"><text:text-input text:description="${numbers.onePlace(totalNormalECTS)}">${numbers.onePlace(totalNormalECTS)}</text:text-input></text:span></text:p>
      <text:p text:style-name="P12"/>
      <text:p text:style-name="P12"><text:text-input text:description="[/#if]">[/#if]</text:text-input></text:p>
      <text:p text:style-name="P29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29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9"/>
      <text:p text:style-name="P13"><text:text-input text:description="[/#if]">[/#if]</text:text-input></text:p>
      <text:p text:style-name="P14"><text:span text:style-name="T24">A</text:span> presente certi<text:span text:style-name="T24">dão</text:span> <text:span text:style-name="T25">vai</text:span> firmad<text:span text:style-name="T29">a</text:span> com o selo branco em uso nesta Faculdade.</text:p>
      <text:p text:style-name="P9"/>
      <text:p text:style-name="P9"/>
      <text:p text:style-name="P10"><text:span text:style-name="T11">Faculdade de </text:span><text:span text:style-name="T13">Medicina Dentária</text:span><text:span text:style-name="T11"> da Universidade de Lisboa</text:span><text:span text:style-name="T21">, </text:span><text:span text:style-name="T22">em </text:span><text:span text:style-name="T22"><text:text-input text:description="${lang.pt(dates.extendedDate(localizedDate.nowDate()))}">${lang.pt(dates.extendedDate(localizedDate.nowDate()))}</text:text-input></text:span><text:span text:style-name="T19">.</text:span></text:p>
      <text:p text:style-name="P9"/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5"><text:text-input text:description="[#if hasPricetag]">[#if hasPricetag]</text:text-input></text:p>
            <text:p text:style-name="P26"><text:span text:style-name="T20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2.A2" office:value-type="string">
            <text:p text:style-name="P7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20:42:07.302335509</dc:date>
    <meta:editing-duration>PT52M11S</meta:editing-duration>
    <meta:editing-cycles>25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435" meta:character-count="3522" meta:non-whitespace-character-count="3281"/>
  </office:meta>
</office:document-meta>
</file>